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ulene,</text:p>
      <text:p text:style-name="Normal">v tento den lásky si nemohu pomoct, ale myslím na nás, jak společně dělíme stejnou cestu znamením Krysy. Je zvláštní, jak osudy mohou být propleteny, a to nejen skrze hvězdy. Ty jsi můj společník na cestě objevování, plný tajemství a překvapení, přesně jako naše společné čínské znamení. Tvůj ochránce Uriel nám může pomoci najít pravdu a čistotu ve všem, co děláme, a ujistit se, že náš společný cestovní plán je vždy v souladu s našimi nejhlubšími pravdami.</text:p>
      <text:p text:style-name="Normal">Naše spojení je jako tanec dvou duší, které rozumí hloubce a radosti života. Ať nás tento Valentýn přivede ještě blíže k objevení těch nejkrásnějších aspektů sebe samých i našeho vzájemného sdílení. Budiž láskyplné světlo Uriela naším průvodcem a nechť náš vztah prosperuje a rozkvétá pod ochranou stejného zvířecího ducha, který nás oba ved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